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f48c" officeooo:paragraph-rsid="0010f48c"/>
    </style:style>
    <style:style style:name="P2" style:family="paragraph" style:parent-style-name="Standard">
      <style:paragraph-properties fo:text-align="center" style:justify-single-word="false"/>
      <style:text-properties officeooo:rsid="0012b99b" officeooo:paragraph-rsid="0012b99b"/>
    </style:style>
    <style:style style:name="T1" style:family="text">
      <style:text-properties officeooo:rsid="001471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ы умственной гигиены. Часть 1. Глазная щетка.</text:p>
      <text:p text:style-name="P2">Основы умственной гигиены. Часть 2. <text:span text:style-name="T1">Вилка для уш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2:39:19.667076488</meta:creation-date>
    <dc:date>2017-04-21T12:10:03.530416447</dc:date>
    <meta:editing-duration>P2DT5H20M1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5" meta:character-count="101" meta:non-whitespace-character-count="88"/>
  </office:meta>
</office:document-meta>
</file>